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Wstęp</text:p>
        </text:list-item>
        <text:list-item>
          <text:p text:style-name="P2">Cele specyfikacji</text:p>
        </text:list-item>
        <text:list-item>
          <text:p text:style-name="P3">Zakres specyfikacji</text:p>
        </text:list-item>
        <text:list-item>
          <text:p text:style-name="P4">Wymagania funkcjonalne</text:p>
        </text:list-item>
        <text:list-item>
          <text:p text:style-name="P5">Wymagania niefunkcjonalne</text:p>
          <text:list text:continue-numbering="true">
            <text:list-item>
              <text:p text:style-name="P6">Interfejsy</text:p>
              <text:list text:continue-numbering="true">
                <text:list-item>
                  <text:p text:style-name="P7">Interfejsy użytkownika</text:p>
                </text:list-item>
                <text:list-item>
                  <text:p text:style-name="P8">Interfejsy sprzętowe</text:p>
                </text:list-item>
                <text:list-item>
                  <text:p text:style-name="P9">Interfejsy komunikacyjne</text:p>
                </text:list-item>
                <text:list-item>
                  <text:p text:style-name="P10">Interfejsy programowe</text:p>
                </text:list-item>
              </text:list>
            </text:list-item>
            <text:list-item>
              <text:p text:style-name="P11">Wymagania dotyczące jakości modelowanego systemu</text:p>
            </text:list-item>
            <text:list-item>
              <text:p text:style-name="P12">Warunki serwisowania (support)</text:p>
            </text:list-item>
            <text:list-item>
              <text:p text:style-name="P13">Ograniczenia architektury systemu</text:p>
              <text:list text:continue-numbering="true">
                <text:list-item>
                  <text:p text:style-name="P14">Dokumentacja użytkownika</text:p>
                </text:list-item>
              </text:list>
            </text:list-item>
            <text:list-item>
              <text:p text:style-name="P15">Bazy danych</text:p>
            </text:list-item>
            <text:list-item>
              <text:p text:style-name="P16">Wymagania licencyjne</text:p>
            </text:list-item>
            <text:list-item>
              <text:p text:style-name="P17">Prawa autorskie i inne zagadnienia prawne</text:p>
            </text:list-item>
            <text:list-item>
              <text:p text:style-name="P18">Stosowane standardy</text:p>
            </text:list-item>
          </text:list>
        </text:list-item>
        <text:list-item>
          <text:p text:style-name="P19">Opis więzów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dam Zadrożny</meta:initial-creator>
    <dc:creator>134057</dc:creator>
    <meta:creation-date>2023-03-22T11:44:00Z</meta:creation-date>
    <dc:date>2023-03-29T09:51:00Z</dc:date>
    <meta:template xlink:href="Normal" xlink:type="simple"/>
    <meta:editing-cycles>1</meta:editing-cycles>
    <meta:editing-duration>PT3960S</meta:editing-duration>
    <meta:document-statistic meta:page-count="1" meta:paragraph-count="1" meta:word-count="63" meta:character-count="440" meta:row-count="3" meta:non-whitespace-character-count="378"/>
  </office:meta>
</office:document-meta>
</file>